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2.129cm" loext:decorative="false"/>
      <style:paragraph-properties style:writing-mode="lr-tb"/>
    </style:style>
    <style:style style:name="pr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6" style:family="presentation" style:parent-style-name="Predefinito-title">
      <style:graphic-properties fo:min-height="1.576cm" loext:decorative="false"/>
      <style:paragraph-properties style:writing-mode="lr-tb"/>
    </style:style>
    <style:style style:name="pr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background-color="#ffff00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fo:background-color="#ffff00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4cm" svg:y="0cm" presentation:class="title" presentation:user-transformed="true">
          <draw:text-box>
            <text:p><text:span text:style-name="T1">Gemini 2.0 Flash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3" draw:layer="layout" svg:width="28cm" svg:height="1.051cm" svg:x="0cm" svg:y="1.945cm" presentation:class="title" presentation:user-transformed="true">
          <draw:text-box>
            <text:p text:style-name="P2"><text:span text:style-name="T2">Impact of Prompting Strategies on Cumulative Accuracy by Problem Catego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4cm" svg:y="0cm" presentation:class="title" presentation:user-transformed="true">
          <draw:text-box>
            <text:p text:style-name="P5"><text:span text:style-name="T1">Llama 3.2 3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3" draw:layer="layout" svg:width="28cm" svg:height="1.051cm" svg:x="0cm" svg:y="1.945cm" presentation:class="title" presentation:user-transformed="true">
          <draw:text-box>
            <text:p text:style-name="P2"><text:span text:style-name="T2">Impact of Prompting Strategies on Cumulative Accuracy by Problem Catego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4cm" svg:y="0cm" presentation:class="title" presentation:user-transformed="true">
          <draw:text-box>
            <text:p text:style-name="P5"><text:span text:style-name="T1">Gemma 3 4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5" draw:text-style-name="P3" draw:layer="layout" svg:width="28cm" svg:height="1.051cm" svg:x="0cm" svg:y="1.945cm" presentation:class="title" presentation:user-transformed="true">
          <draw:text-box>
            <text:p text:style-name="P2"><text:span text:style-name="T2">Impact of Prompting Strategies on Cumulative Accuracy by Problem Catego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6.5cm" svg:height="3.151cm" svg:x="0.5cm" svg:y="2.213cm" presentation:class="title" presentation:user-transformed="true">
          <draw:text-box>
            <text:p text:style-name="P5"><text:span text:style-name="T3">The data in the graphs can be found in Results/Benchmark_results.od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1</text:span></text:p>
          </draw:text-box>
        </draw:frame>
        <draw:frame draw:style-name="gr1" draw:layer="layout" svg:width="28.005cm" svg:height="14.122cm" svg:x="-0.018cm" svg:y="1.63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2</text:span></text:p>
          </draw:text-box>
        </draw:frame>
        <draw:frame draw:style-name="gr1" draw:layer="layout" svg:width="28.005cm" svg:height="14.122cm" svg:x="-0.018cm" svg:y="1.58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0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3</text:span></text:p>
          </draw:text-box>
        </draw:frame>
        <draw:frame draw:style-name="gr1" draw:layer="layout" svg:width="28.005cm" svg:height="14.122cm" svg:x="-0.018cm" svg:y="1.564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2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4</text:span></text:p>
          </draw:text-box>
        </draw:frame>
        <draw:frame draw:style-name="gr1" draw:layer="layout" svg:width="28.005cm" svg:height="14.122cm" svg:x="-0.018cm" svg:y="1.684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3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4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5</text:span></text:p>
          </draw:text-box>
        </draw:frame>
        <draw:frame draw:style-name="gr1" draw:layer="layout" svg:width="28.005cm" svg:height="14.122cm" svg:x="-0.018cm" svg:y="1.667cm" presentation:class="char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5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5</text:span></text:p>
          </draw:text-box>
        </draw:frame>
        <draw:frame draw:style-name="gr1" draw:layer="layout" svg:width="28.005cm" svg:height="14.122cm" svg:x="-0.018cm" svg:y="1.615cm" presentation:class="char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1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7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1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8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1</text:span></text:p>
          </draw:text-box>
        </draw:frame>
        <draw:frame draw:style-name="gr1" draw:layer="layout" svg:width="28.005cm" svg:height="14.122cm" svg:x="-0.018cm" svg:y="1.563cm" presentation:class="char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9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0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2</text:span></text:p>
          </draw:text-box>
        </draw:frame>
        <draw:frame draw:style-name="gr1" draw:layer="layout" svg:width="28.005cm" svg:height="14.122cm" svg:x="-0.018cm" svg:y="1.598cm" presentation:class="chart" presentation:user-transformed="true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1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3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4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25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5</text:span></text:p>
          </draw:text-box>
        </draw:frame>
        <draw:frame draw:style-name="gr1" draw:layer="layout" svg:width="28.005cm" svg:height="14.122cm" svg:x="-0.018cm" svg:y="1.551cm" presentation:class="chart" presentation:user-transformed="true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6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5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27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28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2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9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30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1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1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2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33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34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presentation:style-name="pr35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36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7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5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38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6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39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40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7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41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7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presentation:style-name="pr42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8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43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8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4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9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45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09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presentation:style-name="pr46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10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presentation:style-name="pr47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5"><text:span text:style-name="T3">q310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8" draw:text-style-name="P3" draw:layer="layout" svg:width="28cm" svg:height="1.051cm" svg:x="0cm" svg:y="0.5cm" presentation:class="title" presentation:user-transformed="true">
          <draw:text-box>
            <text:p text:style-name="P2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09-10T16:22:42.221147800</dc:date>
    <meta:editing-duration>PT8H9M1S</meta:editing-duration>
    <meta:editing-cycles>131</meta:editing-cycles>
    <meta:generator>LibreOffice/25.2.5.2$Windows_X86_64 LibreOffice_project/03d19516eb2e1dd5d4ccd751a0d6f35f35e08022</meta:generator>
    <meta:document-statistic meta:object-count="24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7.4">
                <text:p>17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.7">
                <text:p>0.7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5.2">
                <text:p>5.2</text:p>
              </table:table-cell>
              <table:table-cell office:value-type="float" office:value="45">
                <text:p>4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1.8">
                <text:p>1.8</text:p>
              </table:table-cell>
              <table:table-cell office:value-type="float" office:value="58.4">
                <text:p>58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93.6">
                <text:p>93.6</text:p>
              </table:table-cell>
              <table:table-cell office:value-type="float" office:value="96.7">
                <text:p>96.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4.5">
                <text:p>34.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4.5">
                <text:p>4.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7.4">
                <text:p>27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99.2">
                <text:p>99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